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f8e" officeooo:paragraph-rsid="00111f8e"/>
    </style:style>
    <style:style style:name="P2" style:family="paragraph" style:parent-style-name="Standard">
      <style:text-properties officeooo:rsid="00137ecd" officeooo:paragraph-rsid="00137ecd"/>
    </style:style>
    <style:style style:name="T1" style:family="text">
      <style:text-properties officeooo:rsid="00137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ot maximal de goldberg rao</text:p>
      <text:p text:style-name="P1">vaccin en europe</text:p>
      <text:p text:style-name="P1"/>
      <text:p text:style-name="P1">Beamer avec Résumé <text:span text:style-name="T1">en haut</text:span></text:p>
      <text:p text:style-name="P1"/>
      <text:p text:style-name="P2">en 4 Parties :</text:p>
      <text:p text:style-name="P2">Introduction</text:p>
      <text:p text:style-name="P2">Algorithme</text:p>
      <text:p text:style-name="P2">Résultats et analyse</text:p>
      <text:p text:style-name="P2">Annexe</text:p>
      <text:p text:style-name="P1"/>
      <text:p text:style-name="P1">1min sec ancrage</text:p>
      <text:p text:style-name="P1">avec utilité des intervenants, que je remercie d’ailleurs</text:p>
      <text:p text:style-name="P1"/>
      <text:p text:style-name="P1">Ce que représente les schémas par rapport au problème</text:p>
      <text:p text:style-name="P1"/>
      <text:p text:style-name="P1">3 min 30 transition lente vers les détails et la théorie</text:p>
      <text:p text:style-name="P1"/>
      <text:p text:style-name="P1">“J’ai eu une difficulté” Algorithme de Dijsktra</text:p>
      <text:p text:style-name="P1">Ne parle plus du tout des vaccins à partir des minutes 5</text:p>
      <text:p text:style-name="P1"/>
      <text:p text:style-name="P1">Problème → Pourquoi ? → idée de résolution</text:p>
      <text:p text:style-name="P1"/>
      <text:p text:style-name="P1"/>
      <text:p text:style-name="P1">La propriété cité est vérifiée, évite de devoir lire</text:p>
      <text:p text:style-name="P1">Partie 2 jusqu’à <text:span text:style-name="T1">12min</text:span></text:p>
      <text:p text:style-name="P1"/>
      <text:p text:style-name="P2">Résulta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3:15:19.873985857</meta:creation-date>
    <meta:generator>LibreOffice/7.3.3.2$Linux_X86_64 LibreOffice_project/30$Build-2</meta:generator>
    <dc:date>2022-06-01T14:16:00.740985098</dc:date>
    <meta:editing-duration>PT39M24S</meta:editing-duration>
    <meta:editing-cycles>2</meta:editing-cycles>
    <meta:document-statistic meta:table-count="0" meta:image-count="0" meta:object-count="0" meta:page-count="1" meta:paragraph-count="18" meta:word-count="95" meta:character-count="542" meta:non-whitespace-character-count="465"/>
  </office:meta>
</office:document-meta>
</file>